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oWeb" svg:font-family="LatoWeb, 'Helvetica Neue', Helvetic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orphans="2" fo:widows="2" fo:text-indent="0in" style:auto-text-indent="false"/>
    </style:style>
    <style:style style:name="P2" style:family="paragraph" style:parent-style-name="Standard">
      <style:paragraph-properties fo:margin-left="0in" fo:margin-right="0in" fo:orphans="2" fo:widows="2" fo:text-indent="0in" style:auto-text-indent="false"/>
      <style:text-properties officeooo:paragraph-rsid="0018e3da"/>
    </style:style>
    <style:style style:name="P3" style:family="paragraph" style:parent-style-name="Standard">
      <style:paragraph-properties fo:margin-left="0in" fo:margin-right="0in" fo:orphans="2" fo:widows="2" fo:text-indent="0in" style:auto-text-indent="false"/>
      <style:text-properties officeooo:paragraph-rsid="00196448"/>
    </style:style>
    <style:style style:name="P4" style:family="paragraph" style:parent-style-name="Standard">
      <style:paragraph-properties fo:margin-left="0in" fo:margin-right="0in" fo:orphans="2" fo:widows="2" fo:text-indent="0in" style:auto-text-indent="false"/>
      <style:text-properties officeooo:rsid="0018e3da" officeooo:paragraph-rsid="0018e3da"/>
    </style:style>
    <style:style style:name="P5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d3b45" style:font-name="LatoWeb" fo:font-size="12pt" fo:letter-spacing="normal" fo:font-style="normal" fo:font-weight="normal" officeooo:paragraph-rsid="0018e3da"/>
    </style:style>
    <style:style style:name="P6" style:family="paragraph" style:parent-style-name="Standard">
      <style:paragraph-properties fo:margin-left="0in" fo:margin-right="0in" fo:orphans="2" fo:widows="2" fo:text-indent="0in" style:auto-text-indent="false"/>
      <style:text-properties officeooo:rsid="001b1408" officeooo:paragraph-rsid="001b1408"/>
    </style:style>
    <style:style style:name="T1" style:family="text">
      <style:text-properties fo:font-variant="normal" fo:text-transform="none" fo:color="#2d3b45" style:font-name="LatoWeb" fo:font-size="12pt" fo:letter-spacing="normal" fo:font-style="normal" fo:font-weight="normal"/>
    </style:style>
    <style:style style:name="T2" style:family="text">
      <style:text-properties fo:font-variant="normal" fo:text-transform="none" fo:color="#2d3b45" style:font-name="LatoWeb" fo:font-size="12pt" fo:letter-spacing="normal" fo:font-style="normal" fo:font-weight="normal" officeooo:rsid="0018e3da"/>
    </style:style>
    <style:style style:name="T3" style:family="text">
      <style:text-properties fo:font-variant="normal" fo:text-transform="none" fo:color="#2d3b45" style:font-name="LatoWeb" fo:font-size="12pt" fo:letter-spacing="normal" fo:font-style="normal" fo:font-weight="normal" officeooo:rsid="0019644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Sergei Scharrenberg <text:tab/><text:tab/><text:tab/><text:tab/><text:tab/><text:tab/><text:tab/><text:tab/><text:tab/>12/16/17</text:span></text:p>
      <text:p text:style-name="P1"><text:span text:style-name="T1"/></text:p>
      <text:p text:style-name="P5">When and why would you use the following:</text:p>
      <text:p text:style-name="P2"><text:span text:style-name="T1"/></text:p>
      <text:p text:style-name="P2"><text:span text:style-name="T1">-Ordered Array</text:span></text:p>
      <text:p text:style-name="P4"><text:span text:style-name="T1">Use when search speed is important. Insertion might take longer but search for item after insertion will be much faster due to binary search.</text:span></text:p>
      <text:p text:style-name="P2"><text:line-break/><text:span text:style-name="T1">-Unordered Array</text:span></text:p>
      <text:p text:style-name="P3"><text:span text:style-name="T2">Use when insertion speed </text:span><text:span text:style-name="T3">is required. Search speed is slow since you have to go through an average of 50% of the items to find what you need.</text:span></text:p>
      <text:p text:style-name="P3"><text:line-break/><text:span text:style-name="T1">-Linked List</text:span></text:p>
      <text:p text:style-name="P3"><text:span text:style-name="T3">Is mainly used when the data amount is small and the size of the structure is not known upon starting up the program.</text:span></text:p>
      <text:p text:style-name="P3"><text:line-break/><text:span text:style-name="T1">-Balanced Tree</text:span></text:p>
      <text:p text:style-name="P3"><text:span text:style-name="T3">Used when you know the data will be inserted in order. More difficult to implement.</text:span><text:line-break/></text:p>
      <text:p text:style-name="P3"><text:span text:style-name="T1">-Unbalanced Tree</text:span></text:p>
      <text:p text:style-name="P3"><text:span text:style-name="T3">Used when unordered data is input into tree. This is easier to program. </text:span><text:line-break/></text:p>
      <text:p text:style-name="P3"><text:span text:style-name="T1">-Hash Table</text:span></text:p>
      <text:p text:style-name="P6"><text:span text:style-name="T1">Fastest possible, usually when computer is interacting with data this structure will take full advantage. Data size needs to be predicted since underlying structure is an array.</text:span></text:p>
      <text:p text:style-name="P3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oWeb" svg:font-family="LatoWeb, 'Helvetica Neue', Helvetic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3:26:24.562099342</meta:creation-date>
    <dc:date>2017-12-16T13:59:29.098065783</dc:date>
    <meta:editing-duration>PT2M14S</meta:editing-duration>
    <meta:editing-cycles>1</meta:editing-cycles>
    <meta:document-statistic meta:table-count="0" meta:image-count="0" meta:object-count="0" meta:page-count="1" meta:paragraph-count="14" meta:word-count="153" meta:character-count="897" meta:non-whitespace-character-count="743"/>
    <meta:generator>LibreOffice/5.1.6.2$Linux_X86_64 LibreOffice_project/10m0$Build-2</meta:generator>
  </office:meta>
</office:document-meta>
</file>